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89000000FAF3F705AC.svm" manifest:media-type=""/>
  <manifest:file-entry manifest:full-path="Pictures/20000001000003D9000000E58B58D923.svm" manifest:media-type=""/>
  <manifest:file-entry manifest:full-path="Pictures/2000000100000334000000FE962992E7.svm" manifest:media-type=""/>
  <manifest:file-entry manifest:full-path="Pictures/200000010000032C000000FEC7CA01FA.svm" manifest:media-type=""/>
  <manifest:file-entry manifest:full-path="Pictures/200000010000076D0000013182DC33DE.svm" manifest:media-type=""/>
  <manifest:file-entry manifest:full-path="Pictures/200000010000031F000000FEBA600DBB.svm" manifest:media-type=""/>
  <manifest:file-entry manifest:full-path="Pictures/20000001000003D0000000E5B024F796.svm" manifest:media-type=""/>
  <manifest:file-entry manifest:full-path="Pictures/10000000000000200000002000309F1C.png" manifest:media-type="image/png"/>
  <manifest:file-entry manifest:full-path="Pictures/20000001000001A3000000D8A175A90F.svm" manifest:media-type=""/>
  <manifest:file-entry manifest:full-path="Pictures/2000000100000363000000FE794C1093.svm" manifest:media-type=""/>
  <manifest:file-entry manifest:full-path="Pictures/200000010000076D00000131F56CE557.svm" manifest:media-type=""/>
  <manifest:file-entry manifest:full-path="Pictures/20000002000003B80000009FDA2B3626.eps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2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1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g_m 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g_m 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TexMathsArgs="12§display§R_{i1} \approx \SI{88.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{i2} \approx \SI{88.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4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1.385cm" svg:height="1.797cm" svg:x="0.587cm" svg:y="1.628cm">
          <draw:image xlink:href="Pictures/20000002000003B80000009FDA2B3626.eps" xlink:type="simple" xlink:show="embed" xlink:actuate="onLoad">
            <text:p/>
          </draw:image>
          <draw:glue-point draw:id="4" svg:x="0.535cm" svg:y="-0.061cm"/>
          <draw:glue-point draw:id="5" svg:x="-3.848cm" svg:y="0.367cm"/>
        </draw:frame>
        <draw:custom-shape draw:style-name="gr2" draw:text-style-name="P1" draw:layer="layout" svg:width="0.216cm" svg:height="4.237cm" draw:transform="rotate (1.5707963267946) translate (2.09cm 1.3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216cm" svg:height="5.126cm" draw:transform="rotate (1.5707963267946) translate (6.734cm 1.3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1.806cm" svg:height="0.911cm" svg:x="3.317cm" svg:y="0.306cm">
          <draw:text-box>
            <text:p>پہلی کڑی</text:p>
          </draw:text-box>
        </draw:frame>
        <draw:frame draw:style-name="gr3" draw:layer="layout" svg:width="2.267cm" svg:height="0.911cm" svg:x="7.805cm" svg:y="0.325cm">
          <draw:text-box>
            <text:p>دوسری کڑی</text:p>
          </draw:text-box>
        </draw:frame>
        <draw:frame draw:style-name="gr4" draw:text-style-name="P1" draw:layer="layout" svg:width="0.299cm" svg:height="0.258cm" svg:x="0.331cm" svg:y="2.373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958cm" svg:height="0.304cm" svg:x="0.521cm" svg:y="1.419cm">
          <draw:image xlink:href="Pictures/200000010000031F000000FEBA600DBB.svm" xlink:type="simple" xlink:show="embed" xlink:actuate="onLoad">
            <text:p/>
          </draw:image>
        </draw:frame>
        <draw:frame draw:style-name="gr6" draw:text-style-name="P1" draw:layer="layout" svg:width="0.502cm" svg:height="0.258cm" svg:x="5.236cm" svg:y="1.575cm">
          <draw:image xlink:href="Pictures/20000001000001A3000000D8A175A90F.svm" xlink:type="simple" xlink:show="embed" xlink:actuate="onLoad">
            <text:p/>
          </draw:image>
        </draw:frame>
        <draw:frame draw:style-name="gr7" draw:text-style-name="P1" draw:layer="layout" svg:width="0.406cm" svg:height="0.253cm" svg:x="10.723cm" svg:y="1.575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958cm" svg:height="0.304cm" svg:x="3.121cm" svg:y="3.364cm">
          <draw:image xlink:href="Pictures/200000010000031F000000FEBA600DBB.svm" xlink:type="simple" xlink:show="embed" xlink:actuate="onLoad">
            <text:p/>
          </draw:image>
        </draw:frame>
        <draw:frame draw:style-name="gr5" draw:text-style-name="P1" draw:layer="layout" svg:width="0.958cm" svg:height="0.304cm" svg:x="8.283cm" svg:y="3.364cm">
          <draw:image xlink:href="Pictures/200000010000031F000000FEBA600DBB.svm" xlink:type="simple" xlink:show="embed" xlink:actuate="onLoad">
            <text:p/>
          </draw:image>
        </draw:frame>
        <draw:frame draw:style-name="gr8" draw:text-style-name="P1" draw:layer="layout" svg:width="0.973cm" svg:height="0.304cm" svg:x="11.419cm" svg:y="3.364cm">
          <draw:image xlink:href="Pictures/200000010000032C000000FEC7CA01FA.svm" xlink:type="simple" xlink:show="embed" xlink:actuate="onLoad">
            <text:p/>
          </draw:image>
        </draw:frame>
        <draw:frame draw:style-name="gr9" draw:text-style-name="P1" draw:layer="layout" svg:width="1.039cm" svg:height="0.304cm" svg:x="1.509cm" svg:y="3.364cm">
          <draw:image xlink:href="Pictures/2000000100000363000000FE794C1093.svm" xlink:type="simple" xlink:show="embed" xlink:actuate="onLoad">
            <text:p/>
          </draw:image>
        </draw:frame>
        <draw:frame draw:style-name="gr9" draw:text-style-name="P1" draw:layer="layout" svg:width="1.039cm" svg:height="0.304cm" svg:x="6.799cm" svg:y="3.364cm">
          <draw:image xlink:href="Pictures/2000000100000363000000FE794C1093.svm" xlink:type="simple" xlink:show="embed" xlink:actuate="onLoad">
            <text:p/>
          </draw:image>
        </draw:frame>
        <draw:frame draw:style-name="gr10" draw:text-style-name="P1" draw:layer="layout" svg:width="1.085cm" svg:height="0.299cm" svg:x="2.443cm" svg:y="3.736cm">
          <draw:image xlink:href="Pictures/2000000100000389000000FAF3F705AC.svm" xlink:type="simple" xlink:show="embed" xlink:actuate="onLoad">
            <text:p/>
          </draw:image>
        </draw:frame>
        <draw:frame draw:style-name="gr10" draw:text-style-name="P1" draw:layer="layout" svg:width="1.085cm" svg:height="0.299cm" svg:x="7.656cm" svg:y="3.736cm">
          <draw:image xlink:href="Pictures/2000000100000389000000FAF3F705AC.svm" xlink:type="simple" xlink:show="embed" xlink:actuate="onLoad">
            <text:p/>
          </draw:image>
        </draw:frame>
        <draw:frame draw:style-name="gr11" draw:text-style-name="P1" draw:layer="layout" svg:width="0.975cm" svg:height="0.228cm" svg:x="3.758cm" svg:y="1.989cm">
          <draw:image xlink:href="Pictures/20000001000003D0000000E5B024F796.svm" xlink:type="simple" xlink:show="embed" xlink:actuate="onLoad">
            <text:p/>
          </draw:image>
        </draw:frame>
        <draw:frame draw:style-name="gr12" draw:text-style-name="P1" draw:layer="layout" svg:width="0.984cm" svg:height="0.228cm" svg:x="8.909cm" svg:y="1.989cm">
          <draw:image xlink:href="Pictures/20000001000003D9000000E58B58D923.svm" xlink:type="simple" xlink:show="embed" xlink:actuate="onLoad">
            <text:p/>
          </draw:image>
        </draw:frame>
        <draw:connector draw:style-name="gr13" draw:text-style-name="P1" draw:layer="layout" draw:line-skew="1.323cm" svg:x1="6.541cm" svg:y1="0.759cm" svg:x2="6.888cm" svg:y2="2.516cm" draw:start-shape="id1" draw:start-glue-point="2" draw:end-shape="id2" draw:end-glue-point="4" svg:d="m6541 759v1758h347v-1">
          <text:p/>
        </draw:connector>
        <draw:connector draw:style-name="gr13" draw:text-style-name="P1" draw:layer="layout" draw:line-skew="-1.334cm" svg:x1="1.568cm" svg:y1="0.721cm" svg:x2="1.899cm" svg:y2="2.591cm" draw:start-shape="id3" draw:start-glue-point="2" draw:end-shape="id2" draw:end-glue-point="5" svg:d="m1568 721v1870h331v0">
          <text:p/>
        </draw:connector>
        <draw:frame draw:style-name="gr14" draw:text-style-name="P1" xml:id="id3" draw:id="id3" draw:layer="layout" svg:width="2.28cm" svg:height="0.365cm" svg:x="0.428cm" svg:y="0.356cm">
          <draw:image xlink:href="Pictures/200000010000076D00000131F56CE557.svm" xlink:type="simple" xlink:show="embed" xlink:actuate="onLoad">
            <text:p/>
          </draw:image>
        </draw:frame>
        <draw:frame draw:style-name="gr15" draw:text-style-name="P1" xml:id="id1" draw:id="id1" draw:layer="layout" svg:width="2.28cm" svg:height="0.365cm" svg:x="5.401cm" svg:y="0.394cm">
          <draw:image xlink:href="Pictures/200000010000076D0000013182DC33DE.svm" xlink:type="simple" xlink:show="embed" xlink:actuate="onLoad">
            <text:p/>
          </draw:image>
        </draw:frame>
        <draw:frame draw:style-name="gr16" draw:text-style-name="P1" draw:layer="layout" svg:width="0.983cm" svg:height="0.304cm" svg:x="10.149cm" svg:y="2.724cm">
          <draw:image xlink:href="Pictures/2000000100000334000000FE962992E7.svm" xlink:type="simple" xlink:show="embed" xlink:actuate="onLoad">
            <text:p/>
          </draw:image>
        </draw:frame>
        <draw:frame draw:style-name="gr16" draw:text-style-name="P1" draw:layer="layout" svg:width="0.983cm" svg:height="0.304cm" svg:x="5.03cm" svg:y="2.724cm">
          <draw:image xlink:href="Pictures/2000000100000334000000FE962992E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2T11:21:08</meta:creation-date>
    <meta:editing-duration>PT2H21M39S</meta:editing-duration>
    <meta:editing-cycles>18</meta:editing-cycles>
    <meta:generator>LibreOffice/3.3$Linux LibreOffice_project/330m19$Build-401</meta:generator>
    <dc:title>kkkFigures</dc:title>
    <meta:initial-creator>kkk </meta:initial-creator>
    <dc:date>2014-07-15T16:51:09</dc:date>
    <dc:creator>kkk </dc:creator>
    <meta:document-statistic meta:object-count="24"/>
    <meta:template xlink:type="simple" xlink:actuate="onRequest" xlink:title="kkkFigures" xlink:href="../../../../../.libreoffice/3/user/template/kkkFigures.otg" meta:date="2014-07-12T11:21:07"/>
  </office:meta>
</office:document-meta>
</file>